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472C4" style:repeat-content="false"/>
      <style:paragraph-properties fo:text-align="center"/>
      <style:text-properties fo:color="#FFFFFF"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automatic" fo:background-color="#905691" style:repeat-content="false"/>
      <style:paragraph-properties fo:text-align="center"/>
      <style:text-properties fo:color="#FFFFFF"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automatic" fo:background-color="#FFC3D0" style:repeat-content="false"/>
      <style:paragraph-properties fo:text-align="center"/>
      <style:text-properties fo:color="#000000"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fo:color="#000000"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automatic" fo:background-color="#E9C872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600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0600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0808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757171" style:font-name="Arial" style:font-name-asian="Arial" style:font-name-complex="Arial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FEF9" style:repeat-content="false"/>
      <style:paragraph-properties fo:text-align="center"/>
      <style:text-properties fo:color="#000000"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FFEF9" style:repeat-content="false"/>
      <style:paragraph-properties fo:text-align="center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FFEF9" style:repeat-content="false"/>
      <style:paragraph-properties fo:text-align="center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FEF9" style:repeat-content="false"/>
      <style:paragraph-properties fo:text-align="center"/>
      <style:text-properties fo:color="#000000" style:font-name="Arial" style:font-name-asian="Arial" style:font-name-complex="Arial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C3D0" style:repeat-content="false"/>
      <style:paragraph-properties fo:text-align="center"/>
      <style:text-properties fo:color="#000000" style:font-name="Arial" style:font-name-asian="Arial" style:font-name-complex="Arial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3D0" style:repeat-content="false"/>
      <style:paragraph-properties fo:text-align="center"/>
      <style:text-properties fo:color="#000000"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4C6E7" style:repeat-content="false"/>
      <style:paragraph-properties fo:text-align="center"/>
      <style:text-properties fo:color="#000000" style:font-name="Arial" style:font-name-asian="Arial" style:font-name-complex="Arial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fo:color="#000000" style:font-name="Arial" style:font-name-asian="Arial" style:font-name-complex="Arial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6E0B4" style:repeat-content="false"/>
      <style:paragraph-properties fo:text-align="center"/>
      <style:text-properties fo:color="#000000" style:font-name="Arial" style:font-name-asian="Arial" style:font-name-complex="Arial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6E0B4" style:repeat-content="false"/>
      <style:paragraph-properties fo:text-align="center"/>
      <style:text-properties fo:color="#000000" style:font-name="Arial" style:font-name-asian="Arial" style:font-name-complex="Arial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6E0B4" style:repeat-content="false"/>
      <style:paragraph-properties fo:text-align="center"/>
      <style:text-properties fo:color="#000000" style:font-name="Arial" style:font-name-asian="Arial" style:font-name-complex="Arial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  <style:text-properties fo:color="#000000" style:font-name="Arial" style:font-name-asian="Arial" style:font-name-complex="Arial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  <style:text-properties fo:color="#000000" style:font-name="Arial" style:font-name-asian="Arial" style:font-name-complex="Arial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repeat-content="false"/>
      <style:paragraph-properties fo:text-align="center"/>
      <style:text-properties fo:color="#000000" style:font-name="Arial" style:font-name-asian="Arial" style:font-name-complex="Arial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2CC" style:repeat-content="false"/>
      <style:paragraph-properties fo:text-align="center"/>
      <style:text-properties fo:color="#000000" style:font-name="Arial" style:font-name-asian="Arial" style:font-name-complex="Arial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2CC" style:repeat-content="false"/>
      <style:paragraph-properties fo:text-align="center"/>
      <style:text-properties fo:color="#000000" style:font-name="Arial" style:font-name-asian="Arial" style:font-name-complex="Arial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CF93" style:repeat-content="false"/>
      <style:paragraph-properties fo:text-align="center"/>
      <style:text-properties fo:color="#000000" style:font-name="Arial" style:font-name-asian="Arial" style:font-name-complex="Arial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F93" style:repeat-content="false"/>
      <style:paragraph-properties fo:text-align="center"/>
      <style:text-properties fo:color="#000000" style:font-name="Arial" style:font-name-asian="Arial" style:font-name-complex="Arial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F93" style:repeat-content="false"/>
      <style:paragraph-properties fo:text-align="center"/>
      <style:text-properties fo:color="#000000" style:font-name="Arial" style:font-name-asian="Arial" style:font-name-complex="Arial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CF93" style:repeat-content="false"/>
      <style:paragraph-properties fo:text-align="center"/>
      <style:text-properties fo:color="#000000" style:font-name="Arial" style:font-name-asian="Arial" style:font-name-complex="Arial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7" style:family="table-cell" style:parent-style-name="Default" style:data-style-name="N0">
      <style:table-cell-properties fo:border="thin solid #000000" style:vertical-align="automatic" fo:background-color="#905691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style:font-name="Arial" style:font-name-asian="Arial" style:font-name-complex="Arial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style:font-name="Arial" style:font-name-asian="Arial" style:font-name-complex="Arial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style:font-name="Arial" style:font-name-asian="Arial" style:font-name-complex="Arial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72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7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Arial" style:font-name-asian="Arial" style:font-name-complex="Arial"/>
    </style:style>
    <style:style style:name="ce76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style:font-name="Arial" style:font-name-asian="Arial" style:font-name-complex="Arial"/>
    </style:style>
    <style:style style:name="ce7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style:font-name="Arial" style:font-name-asian="Arial" style:font-name-complex="Arial"/>
    </style:style>
    <style:style style:name="ce7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color="#000000" style:font-name="Arial" style:font-name-asian="Arial" style:font-name-complex="Arial"/>
    </style:style>
    <style:style style:name="ce80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color="#000000" style:font-name="Arial" style:font-name-asian="Arial" style:font-name-complex="Arial"/>
    </style:style>
    <style:style style:name="ce81" style:family="table-cell" style:parent-style-name="Default" style:data-style-name="N0">
      <style:table-cell-properties fo:border="thin solid #000000" style:vertical-align="automatic" fo:background-color="#FFCF93" style:repeat-content="false"/>
      <style:paragraph-properties fo:text-align="center"/>
      <style:text-properties fo:color="#000000" style:font-name="Arial" style:font-name-asian="Arial" style:font-name-complex="Arial"/>
    </style:style>
    <style:style style:name="ce82" style:family="table-cell" style:parent-style-name="Default" style:data-style-name="N0">
      <style:table-cell-properties fo:border="thin solid #000000" style:vertical-align="middle" fo:background-color="#80600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automatic" fo:background-color="#BFFEF9" style:repeat-content="false"/>
      <style:paragraph-properties fo:text-align="center"/>
      <style:text-properties fo:color="#000000" style:font-name="Arial" style:font-name-asian="Arial" style:font-name-complex="Arial"/>
    </style:style>
    <style:style style:name="ce85" style:family="table-cell" style:parent-style-name="Default" style:data-style-name="N0">
      <style:table-cell-properties fo:border="thin solid #000000" style:vertical-align="automatic" fo:background-color="#FFC3D0" style:repeat-content="false"/>
      <style:paragraph-properties fo:text-align="center"/>
      <style:text-properties fo:color="#000000" style:font-name="Arial" style:font-name-asian="Arial" style:font-name-complex="Arial"/>
    </style:style>
    <style:style style:name="ce86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color="#000000" style:font-name="Arial" style:font-name-asian="Arial" style:font-name-complex="Arial"/>
    </style:style>
    <style:style style:name="ce8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fo:color="#000000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69395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7.117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default-cell-style-name="ce1"/>
        <table:table-column table:style-name="co10" table:default-cell-style-name="ce3"/>
        <table:table-column table:style-name="co2" table:number-columns-repeated="16369" table:default-cell-style-name="ce3"/>
        <table:table-row table:style-name="ro1">
          <table:table-cell table:style-name="ce2"/>
          <table:table-cell office:value-type="string" table:number-columns-spanned="3" table:number-rows-spanned="1" table:style-name="ce73">
            <text:p>Gram positive cocci</text:p>
          </table:table-cell>
          <table:covered-table-cell table:number-columns-repeated="2"/>
          <table:table-cell office:value-type="string" table:number-columns-spanned="5" table:number-rows-spanned="1" table:style-name="ce72">
            <text:p>Gram negative bacili</text:p>
          </table:table-cell>
          <table:covered-table-cell table:number-columns-repeated="4"/>
          <table:table-cell office:value-type="string" table:number-columns-spanned="2" table:number-rows-spanned="1" table:style-name="ce67">
            <text:p>Gram-negative cocci</text:p>
          </table:table-cell>
          <table:covered-table-cell/>
          <table:table-cell office:value-type="string" table:number-columns-spanned="1" table:number-rows-spanned="2" table:style-name="ce82">
            <text:p>Anaerobes</text:p>
          </table:table-cell>
          <table:table-cell office:value-type="string" table:number-columns-spanned="1" table:number-rows-spanned="2" table:style-name="ce83">
            <text:p>Atypicals</text:p>
          </table:table-cell>
          <table:table-cell table:style-name="ce1"/>
          <table:table-cell table:number-columns-repeated="16370" table:style-name="ce3"/>
        </table:table-row>
        <table:table-row table:style-name="ro1">
          <table:table-cell table:style-name="ce2"/>
          <table:table-cell office:value-type="string" table:style-name="ce4">
            <text:p>MRSA</text:p>
          </table:table-cell>
          <table:table-cell office:value-type="string" table:style-name="ce4">
            <text:p>MSSA</text:p>
          </table:table-cell>
          <table:table-cell office:value-type="string" table:style-name="ce5">
            <text:p>Steptococci</text:p>
          </table:table-cell>
          <table:table-cell office:value-type="string" table:style-name="ce18">
            <text:p>E. coli</text:p>
          </table:table-cell>
          <table:table-cell office:value-type="string" table:style-name="ce18">
            <text:p>P. mirabilis</text:p>
          </table:table-cell>
          <table:table-cell office:value-type="string" table:style-name="ce18">
            <text:p>Klebsella</text:p>
          </table:table-cell>
          <table:table-cell office:value-type="string" table:style-name="ce18">
            <text:p>Pseudomonas</text:p>
          </table:table-cell>
          <table:table-cell office:value-type="string" table:style-name="ce18">
            <text:p>ESCAPPM</text:p>
          </table:table-cell>
          <table:table-cell office:value-type="string" table:style-name="ce6">
            <text:p>N. gonorrhoeae</text:p>
          </table:table-cell>
          <table:table-cell office:value-type="string" table:style-name="ce6">
            <text:p>N. meningitis</text:p>
          </table:table-cell>
          <table:covered-table-cell/>
          <table:covered-table-cell/>
          <table:table-cell table:style-name="ce1"/>
          <table:table-cell table:number-columns-repeated="16370" table:style-name="ce3"/>
        </table:table-row>
        <table:table-row table:style-name="ro1">
          <table:table-cell office:value-type="string" table:style-name="ce7">
            <text:p>Penicillin</text:p>
          </table:table-cell>
          <table:table-cell table:number-columns-repeated="2" table:style-name="ce8"/>
          <table:table-cell office:value-type="string" office:string-value="Penicillin G" table:formula="of:=[.O3]" table:style-name="ce9">
            <text:p>Penicillin G</text:p>
          </table:table-cell>
          <table:table-cell table:number-columns-repeated="9" table:style-name="ce8"/>
          <table:table-cell table:style-name="ce1"/>
          <table:table-cell office:value-type="string" table:style-name="ce3">
            <text:p>Penicillin G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ti-staphylococcal penicillins</text:p>
          </table:table-cell>
          <table:table-cell table:style-name="ce8"/>
          <table:table-cell office:value-type="string" office:string-value="Naficillin/Oxacillin" table:formula="of:=[.O4]" table:number-columns-spanned="2" table:number-rows-spanned="1" table:style-name="ce75">
            <text:p>Naficillin/Oxacillin</text:p>
          </table:table-cell>
          <table:covered-table-cell/>
          <table:table-cell table:number-columns-repeated="9" table:style-name="ce8"/>
          <table:table-cell table:style-name="ce1"/>
          <table:table-cell office:value-type="string" table:style-name="ce3">
            <text:p>Naficillin/Oxacill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minopenicillins</text:p>
          </table:table-cell>
          <table:table-cell table:number-columns-repeated="2" table:style-name="ce8"/>
          <table:table-cell office:value-type="string" office:string-value="Ampicillin/Amoxicillin" table:formula="of:=[.O5]" table:number-columns-spanned="3" table:number-rows-spanned="1" table:style-name="ce75">
            <text:p>Ampicillin/Amoxicillin</text:p>
          </table:table-cell>
          <table:covered-table-cell table:number-columns-repeated="2"/>
          <table:table-cell table:number-columns-repeated="4" table:style-name="ce8"/>
          <table:table-cell office:value-type="string" table:style-name="ce9">
            <text:p>Amp/Amox</text:p>
          </table:table-cell>
          <table:table-cell table:number-columns-repeated="2" table:style-name="ce8"/>
          <table:table-cell table:style-name="ce1"/>
          <table:table-cell office:value-type="string" table:style-name="ce3">
            <text:p>Ampicillin/Amoxicill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1st-gen cephalosporin</text:p>
          </table:table-cell>
          <table:table-cell table:style-name="ce8"/>
          <table:table-cell office:value-type="string" office:string-value="Cefazolin, cephalexin" table:formula="of:=[.O6]" table:number-columns-spanned="5" table:number-rows-spanned="1" table:style-name="ce76">
            <text:p>Cefazolin, cephalexin</text:p>
          </table:table-cell>
          <table:covered-table-cell table:number-columns-repeated="4"/>
          <table:table-cell table:number-columns-repeated="5" table:style-name="ce8"/>
          <table:table-cell table:style-name="ce10"/>
          <table:table-cell table:style-name="ce1"/>
          <table:table-cell office:value-type="string" table:style-name="ce3">
            <text:p>Cefazolin, cephalex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2nd-gen cephalosporin</text:p>
          </table:table-cell>
          <table:table-cell table:style-name="ce8"/>
          <table:table-cell office:value-type="string" office:string-value="Cephotetan, Cefoxitin" table:formula="of:=[.O7]" table:number-columns-spanned="5" table:number-rows-spanned="1" table:style-name="ce76">
            <text:p>Cephotetan, Cefoxitin</text:p>
          </table:table-cell>
          <table:covered-table-cell table:number-columns-repeated="4"/>
          <table:table-cell table:number-columns-repeated="4" table:style-name="ce8"/>
          <table:table-cell office:value-type="string" office:string-value="Cephotetan, Cefoxitin" table:formula="of:=[.O7]" table:style-name="ce11">
            <text:p>Cephotetan, Cefoxitin</text:p>
          </table:table-cell>
          <table:table-cell table:style-name="ce10"/>
          <table:table-cell table:style-name="ce1"/>
          <table:table-cell office:value-type="string" table:style-name="ce3">
            <text:p>Cephotetan, Cefoxitin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36">
            <text:p>3rd-gen cephalosporin</text:p>
          </table:table-cell>
          <table:table-cell table:style-name="ce8"/>
          <table:table-cell office:value-type="string" office:string-value="Ceftriaxone" table:formula="of:=[.O8]" table:number-columns-spanned="5" table:number-rows-spanned="1" table:style-name="ce76">
            <text:p>Ceftriaxone</text:p>
          </table:table-cell>
          <table:covered-table-cell table:number-columns-repeated="4"/>
          <table:table-cell table:style-name="ce8"/>
          <table:table-cell office:value-type="string" office:string-value="Ceftriaxone" table:formula="of:=[.O8]" table:number-columns-spanned="3" table:number-rows-spanned="1" table:style-name="ce76">
            <text:p>Ceftriaxone</text:p>
          </table:table-cell>
          <table:covered-table-cell table:number-columns-repeated="2"/>
          <table:table-cell table:style-name="ce8"/>
          <table:table-cell table:style-name="ce10"/>
          <table:table-cell table:style-name="ce1"/>
          <table:table-cell office:value-type="string" table:style-name="ce3">
            <text:p>Ceftriaxone</text:p>
          </table:table-cell>
          <table:table-cell table:number-columns-repeated="16369"/>
        </table:table-row>
        <table:table-row table:style-name="ro1">
          <table:covered-table-cell/>
          <table:table-cell table:number-columns-repeated="2" table:style-name="ce8"/>
          <table:table-cell office:value-type="string" office:string-value="Ceftazidime" table:formula="of:=[.O9]" table:number-columns-spanned="5" table:number-rows-spanned="1" table:style-name="ce76">
            <text:p>Ceftazidime</text:p>
          </table:table-cell>
          <table:covered-table-cell table:number-columns-repeated="4"/>
          <table:table-cell table:number-columns-repeated="4" table:style-name="ce8"/>
          <table:table-cell table:style-name="ce10"/>
          <table:table-cell table:style-name="ce1"/>
          <table:table-cell office:value-type="string" table:style-name="ce3">
            <text:p>Ceftazidime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4th-gen cephalosporin</text:p>
          </table:table-cell>
          <table:table-cell table:style-name="ce8"/>
          <table:table-cell office:value-type="string" office:string-value="Cefepime" table:formula="of:=[.O10]" table:number-columns-spanned="9" table:number-rows-spanned="1" table:style-name="ce76">
            <text:p>Cefepime</text:p>
          </table:table-cell>
          <table:covered-table-cell table:number-columns-repeated="8"/>
          <table:table-cell table:style-name="ce8"/>
          <table:table-cell table:style-name="ce10"/>
          <table:table-cell table:style-name="ce1"/>
          <table:table-cell office:value-type="string" table:style-name="ce3">
            <text:p>Cefepime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36">
            <text:p>Aminopenicillins with beta-lactamase inhibitors</text:p>
          </table:table-cell>
          <table:table-cell table:style-name="ce8"/>
          <table:table-cell office:value-type="string" office:string-value="Amoxicillin + clavulanate (Augmentin)" table:formula="of:=[.O11]" table:number-columns-spanned="5" table:number-rows-spanned="1" table:style-name="ce77">
            <text:p>Amoxicillin + clavulanate (Augmentin)</text:p>
          </table:table-cell>
          <table:covered-table-cell table:number-columns-repeated="4"/>
          <table:table-cell table:number-columns-repeated="4" table:style-name="ce8"/>
          <table:table-cell office:value-type="string" table:style-name="ce12">
            <text:p>Amox-clav</text:p>
          </table:table-cell>
          <table:table-cell table:style-name="ce8"/>
          <table:table-cell table:style-name="ce1"/>
          <table:table-cell office:value-type="string" table:style-name="ce3">
            <text:p>Amoxicillin + clavulanate<text:s/><text:span text:style-name="T1">(Augmentin)</text:span></text:p>
          </table:table-cell>
          <table:table-cell table:number-columns-repeated="16369"/>
        </table:table-row>
        <table:table-row table:style-name="ro1">
          <table:covered-table-cell/>
          <table:table-cell table:style-name="ce8"/>
          <table:table-cell office:value-type="string" office:string-value="Ampacillin + sulbactam (Unasyn)" table:formula="of:=[.O12]" table:number-columns-spanned="5" table:number-rows-spanned="1" table:style-name="ce77">
            <text:p>Ampacillin + sulbactam (Unasyn)</text:p>
          </table:table-cell>
          <table:covered-table-cell table:number-columns-repeated="4"/>
          <table:table-cell table:number-columns-repeated="4" table:style-name="ce8"/>
          <table:table-cell office:value-type="string" table:style-name="ce12">
            <text:p>Amp-sul</text:p>
          </table:table-cell>
          <table:table-cell table:style-name="ce8"/>
          <table:table-cell table:style-name="ce1"/>
          <table:table-cell office:value-type="string" table:style-name="ce3">
            <text:p>Ampacillin + sulbactam<text:s/><text:span text:style-name="T1">(Unasyn)</text:span></text:p>
          </table:table-cell>
          <table:table-cell table:number-columns-repeated="16369"/>
        </table:table-row>
        <table:table-row table:style-name="ro1">
          <table:covered-table-cell/>
          <table:table-cell table:style-name="ce8"/>
          <table:table-cell office:value-type="string" office:string-value="Piperacillin + tazobactam (Zosyn)" table:formula="of:=[.O13]" table:number-columns-spanned="7" table:number-rows-spanned="1" table:style-name="ce77">
            <text:p>Piperacillin + tazobactam (Zosyn)</text:p>
          </table:table-cell>
          <table:covered-table-cell table:number-columns-repeated="6"/>
          <table:table-cell table:style-name="ce8"/>
          <table:table-cell office:value-type="string" office:string-value="Piperacillin + tazobactam (Zosyn)" table:formula="of:=[.O13]" table:number-columns-spanned="2" table:number-rows-spanned="1" table:style-name="ce77">
            <text:p>Piperacillin + tazobactam (Zosyn)</text:p>
          </table:table-cell>
          <table:covered-table-cell/>
          <table:table-cell table:style-name="ce8"/>
          <table:table-cell table:style-name="ce1"/>
          <table:table-cell office:value-type="string" table:style-name="ce3">
            <text:p>Piperacillin + tazobactam<text:s/><text:span text:style-name="T1">(Zosyn)</text:span>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36">
            <text:p>Monobactams</text:p>
          </table:table-cell>
          <table:table-cell table:style-name="ce8"/>
          <table:table-cell office:value-type="string" office:string-value="Ertapenem" table:formula="of:=[.O14]" table:number-columns-spanned="5" table:number-rows-spanned="1" table:style-name="ce74">
            <text:p>Ertapenem</text:p>
          </table:table-cell>
          <table:covered-table-cell table:number-columns-repeated="4"/>
          <table:table-cell table:style-name="ce8"/>
          <table:table-cell office:value-type="string" office:string-value="Ertapenem" table:formula="of:=[.O14]" table:number-columns-spanned="4" table:number-rows-spanned="1" table:style-name="ce74">
            <text:p>Ertapenem</text:p>
          </table:table-cell>
          <table:covered-table-cell table:number-columns-repeated="3"/>
          <table:table-cell table:style-name="ce8"/>
          <table:table-cell table:style-name="ce1"/>
          <table:table-cell office:value-type="string" table:style-name="ce3">
            <text:p>Ertapenem</text:p>
          </table:table-cell>
          <table:table-cell table:number-columns-repeated="16369"/>
        </table:table-row>
        <table:table-row table:style-name="ro1">
          <table:covered-table-cell/>
          <table:table-cell table:style-name="ce8"/>
          <table:table-cell office:value-type="string" office:string-value="Imipenem, Meropenem" table:formula="of:=[.O15]" table:number-columns-spanned="10" table:number-rows-spanned="1" table:style-name="ce74">
            <text:p>Imipenem, Meropenem</text:p>
          </table:table-cell>
          <table:covered-table-cell table:number-columns-repeated="9"/>
          <table:table-cell table:style-name="ce8"/>
          <table:table-cell table:style-name="ce1"/>
          <table:table-cell office:value-type="string" table:style-name="ce3">
            <text:p>Imipenem, Meropenem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36">
            <text:p>Quinolones</text:p>
          </table:table-cell>
          <table:table-cell table:style-name="ce8"/>
          <table:table-cell office:value-type="string" office:string-value="Ciprofloxacin" table:formula="of:=[.O16]" table:style-name="ce13">
            <text:p>Ciprofloxacin</text:p>
          </table:table-cell>
          <table:table-cell table:style-name="ce8"/>
          <table:table-cell office:value-type="string" office:string-value="Ciprofloxacin" table:formula="of:=[.O16]" table:number-columns-spanned="7" table:number-rows-spanned="1" table:style-name="ce78">
            <text:p>Ciprofloxacin</text:p>
          </table:table-cell>
          <table:covered-table-cell table:number-columns-repeated="6"/>
          <table:table-cell table:number-columns-repeated="2" table:style-name="ce8"/>
          <table:table-cell table:style-name="ce1"/>
          <table:table-cell office:value-type="string" table:style-name="ce3">
            <text:p>Ciprofloxacin</text:p>
          </table:table-cell>
          <table:table-cell table:number-columns-repeated="16369"/>
        </table:table-row>
        <table:table-row table:style-name="ro1">
          <table:covered-table-cell/>
          <table:table-cell table:style-name="ce8"/>
          <table:table-cell office:value-type="string" office:string-value="Levofloxacin" table:formula="of:=[.O17]" table:number-columns-spanned="9" table:number-rows-spanned="1" table:style-name="ce78">
            <text:p>Levofloxacin</text:p>
          </table:table-cell>
          <table:covered-table-cell table:number-columns-repeated="8"/>
          <table:table-cell table:style-name="ce8"/>
          <table:table-cell office:value-type="string" office:string-value="Levofloxacin" table:formula="of:=[.O17]" table:style-name="ce13">
            <text:p>Levofloxacin</text:p>
          </table:table-cell>
          <table:table-cell table:style-name="ce1"/>
          <table:table-cell office:value-type="string" table:style-name="ce3">
            <text:p>Levofloxacin</text:p>
          </table:table-cell>
          <table:table-cell table:number-columns-repeated="16369"/>
        </table:table-row>
        <table:table-row table:style-name="ro1">
          <table:covered-table-cell/>
          <table:table-cell table:style-name="ce10"/>
          <table:table-cell office:value-type="string" office:string-value="Moxifloxacin" table:formula="of:=[.O18]" table:number-columns-spanned="5" table:number-rows-spanned="1" table:style-name="ce79">
            <text:p>Moxifloxacin</text:p>
          </table:table-cell>
          <table:covered-table-cell table:number-columns-repeated="4"/>
          <table:table-cell table:style-name="ce10"/>
          <table:table-cell office:value-type="string" office:string-value="Moxifloxacin" table:formula="of:=[.O18]" table:number-columns-spanned="5" table:number-rows-spanned="1" table:style-name="ce79">
            <text:p>Moxifloxacin</text:p>
          </table:table-cell>
          <table:covered-table-cell table:number-columns-repeated="4"/>
          <table:table-cell table:style-name="ce1"/>
          <table:table-cell office:value-type="string" table:style-name="ce3">
            <text:p>Moxifloxac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minoglycosides</text:p>
          </table:table-cell>
          <table:table-cell table:number-columns-repeated="3" table:style-name="ce10"/>
          <table:table-cell office:value-type="string" office:string-value="Gent/Tobra/Amikacin" table:formula="of:=[.O19]" table:number-columns-spanned="5" table:number-rows-spanned="1" table:style-name="ce81">
            <text:p>Gent/Tobra/Amikacin</text:p>
          </table:table-cell>
          <table:covered-table-cell table:number-columns-repeated="4"/>
          <table:table-cell table:number-columns-repeated="4" table:style-name="ce10"/>
          <table:table-cell table:style-name="ce1"/>
          <table:table-cell office:value-type="string" table:style-name="ce3">
            <text:p>Gent/Tobra/Amikac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ncosamide</text:p>
          </table:table-cell>
          <table:table-cell office:value-type="string" office:string-value="Clindamyacin" table:formula="of:=[.O20]" table:number-columns-spanned="3" table:number-rows-spanned="1" table:style-name="ce84">
            <text:p>Clindamyacin</text:p>
          </table:table-cell>
          <table:covered-table-cell table:number-columns-repeated="2"/>
          <table:table-cell table:number-columns-repeated="7" table:style-name="ce10"/>
          <table:table-cell office:value-type="string" office:string-value="Clindamyacin" table:formula="of:=[.O20]" table:number-columns-spanned="2" table:number-rows-spanned="1" table:style-name="ce84">
            <text:p>Clindamyacin</text:p>
          </table:table-cell>
          <table:covered-table-cell/>
          <table:table-cell table:style-name="ce1"/>
          <table:table-cell office:value-type="string" table:style-name="ce3">
            <text:p>Clindamyac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crolides</text:p>
          </table:table-cell>
          <table:table-cell table:style-name="ce10"/>
          <table:table-cell office:value-type="string" office:string-value="Azithromyacin" table:formula="of:=[.O21]" table:number-columns-spanned="2" table:number-rows-spanned="1" table:style-name="ce80">
            <text:p>Azithromyacin</text:p>
          </table:table-cell>
          <table:covered-table-cell/>
          <table:table-cell table:number-columns-repeated="6" table:style-name="ce10"/>
          <table:table-cell office:value-type="string" office:string-value="Azithromyacin" table:formula="of:=[.O21]" table:style-name="ce14">
            <text:p>Azithromyacin</text:p>
          </table:table-cell>
          <table:table-cell table:style-name="ce10"/>
          <table:table-cell office:value-type="string" office:string-value="Azithromyacin" table:formula="of:=[.O21]" table:style-name="ce14">
            <text:p>Azithromyacin</text:p>
          </table:table-cell>
          <table:table-cell table:style-name="ce1"/>
          <table:table-cell office:value-type="string" table:style-name="ce3">
            <text:p>Azithromyac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tracyclines</text:p>
          </table:table-cell>
          <table:table-cell table:number-columns-repeated="2" table:style-name="ce10"/>
          <table:table-cell office:value-type="string" office:string-value="Doxyclycine" table:formula="of:=[.O22]" table:number-columns-spanned="2" table:number-rows-spanned="1" table:style-name="ce85">
            <text:p>Doxyclycine</text:p>
          </table:table-cell>
          <table:covered-table-cell/>
          <table:table-cell table:number-columns-repeated="5" table:style-name="ce10"/>
          <table:table-cell office:value-type="string" office:string-value="Doxyclycine" table:formula="of:=[.O22]" table:style-name="ce15">
            <text:p>Doxyclycine</text:p>
          </table:table-cell>
          <table:table-cell table:style-name="ce10"/>
          <table:table-cell office:value-type="string" office:string-value="Doxyclycine" table:formula="of:=[.O22]" table:style-name="ce15">
            <text:p>Doxyclycine</text:p>
          </table:table-cell>
          <table:table-cell table:style-name="ce1"/>
          <table:table-cell office:value-type="string" table:style-name="ce3">
            <text:p>Doxyclycine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lycopeptides</text:p>
          </table:table-cell>
          <table:table-cell office:value-type="string" office:string-value="Vancomycin" table:formula="of:=[.O23]" table:number-columns-spanned="3" table:number-rows-spanned="1" table:style-name="ce86">
            <text:p>Vancomycin</text:p>
          </table:table-cell>
          <table:covered-table-cell table:number-columns-repeated="2"/>
          <table:table-cell table:number-columns-repeated="9" table:style-name="ce10"/>
          <table:table-cell table:style-name="ce1"/>
          <table:table-cell office:value-type="string" table:style-name="ce3">
            <text:p>Vancomycin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timetabolite</text:p>
          </table:table-cell>
          <table:table-cell office:value-type="string" office:string-value="TMP/SMX (Bactrim)" table:formula="of:=[.O24]" table:number-columns-spanned="6" table:number-rows-spanned="1" table:style-name="ce87">
            <text:p>TMP/SMX (Bactrim)</text:p>
          </table:table-cell>
          <table:covered-table-cell table:number-columns-repeated="5"/>
          <table:table-cell table:style-name="ce8"/>
          <table:table-cell office:value-type="string" table:style-name="ce16">
            <text:p>TMP/SMX</text:p>
          </table:table-cell>
          <table:table-cell table:style-name="ce10"/>
          <table:table-cell office:value-type="string" table:style-name="ce16">
            <text:p>TMP/SMX</text:p>
          </table:table-cell>
          <table:table-cell table:style-name="ce8"/>
          <table:table-cell table:style-name="ce10"/>
          <table:table-cell table:style-name="ce1"/>
          <table:table-cell office:value-type="string" table:style-name="ce3">
            <text:p>TMP/SMX (Bactrim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Nitroimidazoles</text:p>
          </table:table-cell>
          <table:table-cell table:number-columns-repeated="10" table:style-name="ce3"/>
          <table:table-cell office:value-type="string" table:style-name="ce17">
            <text:p>Metronidazole</text:p>
          </table:table-cell>
          <table:table-cell table:style-name="ce3"/>
          <table:table-cell table:style-name="ce1"/>
          <table:table-cell table:number-columns-repeated="16370" table:style-name="ce3"/>
        </table:table-row>
        <table:table-row table:style-name="ro2">
          <table:table-cell office:value-type="string" table:number-columns-spanned="13" table:number-rows-spanned="1" table:style-name="ce23">
            <text:p>For educational purposes only. TMP/SMX = Trimethoprim-sulfamethoxazole, MRSA = Methicillin-resistant Staphylococcus aureus, MSSA = Methicillin-sensitive Staphylococcus aureus,<text:s/></text:p>
            <text:p>ESCAPPM = Enterobacter spp., Serratia spp., Citrobacter freundii, Aeromonas spp., Proteus spp., Providencia spp. and Morganella morganii.</text:p>
          </table:table-cell>
          <table:covered-table-cell table:number-columns-repeated="12"/>
          <table:table-cell table:style-name="ce1"/>
          <table:table-cell table:number-columns-repeated="16370" table:style-name="ce3"/>
        </table:table-row>
        <table:table-row table:number-rows-repeated="1048550" table:style-name="ro1">
          <table:table-cell table:number-columns-repeated="16384"/>
        </table:table-row>
        <table:named-expressions>
          <table:named-range table:name="Print_Area" table:cell-range-address="Sheet1.$A$1:Sheet1.$M$26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5in" fo:margin-right="0.75in" style:print-orientation="landscape" style:print-page-order="ttb" style:first-page-number="continue" style:scale-to="61%" style:table-centering="none" style:print="objects charts drawings"/>
      <style:header-style>
        <style:header-footer-properties fo:min-height="0.7in" fo:margin-left="0in" fo:margin-right="0in" fo:margin-bottom="0in"/>
      </style:header-style>
      <style:footer-style>
        <style:header-footer-properties fo:min-height="0.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10</meta:generator>
    <meta:initial-creator>Microsoft Office User</meta:initial-creator>
    <dc:creator>X</dc:creator>
    <meta:creation-date>2017-12-07T09:17:54Z</meta:creation-date>
    <dc:date>2018-03-11T05:29:10Z</dc:date>
    <meta:print-date>2017-12-11T17:32:48Z</meta:print-date>
  </office:meta>
</office:document-meta>
</file>